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solid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Arrow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b 58%"/>
    </style:style>
    <style:style style:name="T2" style:family="text">
      <style:text-properties fo:color="#ff336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64cm" svg:height="5.611cm" draw:transform="rotate (-1.57795217672807) translate (24.771cm 7.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8.259cm" svg:height="5.613cm" draw:transform="rotate (1.57847577550367) translate (1.613cm 16.00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623cm" svg:height="0.962cm" svg:x="20.577cm" svg:y="12.038cm">
          <draw:text-box>
            <text:p>Turbine</text:p>
          </draw:text-box>
        </draw:frame>
        <draw:frame draw:style-name="gr2" draw:layer="layout" svg:width="3.952cm" svg:height="0.962cm" svg:x="2.4cm" svg:y="10.8cm">
          <draw:text-box>
            <text:p>Compressor</text:p>
          </draw:text-box>
        </draw:frame>
        <draw:custom-shape draw:style-name="gr1" draw:text-style-name="P1" draw:layer="layout" svg:width="4.4cm" svg:height="2.2cm" svg:x="10.8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88cm" svg:height="1.673cm" svg:x="11.12cm" svg:y="16.2cm">
          <draw:text-box>
            <text:p>Combustion</text:p>
            <text:p text:style-name="P1">Chamber</text:p>
          </draw:text-box>
        </draw:frame>
        <draw:frame draw:style-name="gr2" draw:layer="layout" svg:width="1.752cm" svg:height="0.962cm" svg:x="13.2cm" svg:y="19.4cm">
          <draw:text-box>
            <text:p>Fuel<text:tab/></text:p>
          </draw:text-box>
        </draw:frame>
        <draw:frame draw:style-name="gr3" draw:layer="layout" svg:width="1.8cm" svg:height="1.171cm" svg:x="26.1cm" svg:y="10.238cm">
          <draw:text-box>
            <text:p>W<text:span text:style-name="T1">net</text:span></text:p>
          </draw:text-box>
        </draw:frame>
        <draw:frame draw:style-name="gr2" draw:layer="layout" svg:width="1.878cm" svg:height="0.962cm" svg:x="12cm" svg:y="10.738cm">
          <draw:text-box>
            <text:p>shaft</text:p>
          </draw:text-box>
        </draw:frame>
        <draw:custom-shape draw:style-name="gr1" draw:text-style-name="P1" draw:layer="layout" svg:width="4cm" svg:height="2.2cm" svg:x="3.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.2cm" svg:x="18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277cm" svg:height="0.962cm" svg:x="5.123cm" svg:y="2.938cm">
          <draw:text-box>
            <text:p>Air</text:p>
          </draw:text-box>
        </draw:frame>
        <draw:custom-shape draw:style-name="gr1" draw:text-style-name="P1" draw:layer="layout" svg:width="0.6cm" svg:height="2.327cm" svg:x="12.7cm" svg:y="18.072cm">
          <text:p/>
          <draw:enhanced-geometry svg:viewBox="0 0 21600 21600" draw:text-areas="?f0 0 ?f2 ?f5" draw:mirror-vertical="true" draw:type="down-arrow" draw:modifiers="15578.3505154639 5966.056572379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88cm" svg:height="1.673cm" svg:x="18.62cm" svg:y="2.427cm">
          <draw:text-box>
            <text:p>Combustion</text:p>
            <text:p text:style-name="P1">Products</text:p>
          </draw:text-box>
        </draw:frame>
        <draw:custom-shape draw:style-name="gr4" draw:text-style-name="P1" draw:layer="layout" svg:width="1.629cm" svg:height="2.2cm" svg:x="24.771cm" svg:y="10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" draw:text-style-name="P1" draw:layer="layout" svg:x1="4.4cm" svg:y1="11.9cm" svg:x2="26cm" svg:y2="11.9cm">
          <text:p/>
        </draw:line>
        <draw:line draw:style-name="gr6" draw:text-style-name="P1" draw:layer="layout" svg:x1="3.8cm" svg:y1="3.4cm" svg:x2="2.4cm" svg:y2="3.4cm">
          <text:p/>
        </draw:line>
        <draw:line draw:style-name="gr7" draw:text-style-name="P1" draw:layer="layout" svg:x1="2.4cm" svg:y1="3.3cm" svg:x2="2.4cm" svg:y2="8cm">
          <text:p/>
        </draw:line>
        <draw:line draw:style-name="gr6" draw:text-style-name="P1" draw:layer="layout" svg:x1="23.8cm" svg:y1="8.1cm" svg:x2="23.8cm" svg:y2="3.2cm">
          <text:p/>
        </draw:line>
        <draw:line draw:style-name="gr8" draw:text-style-name="P1" draw:layer="layout" svg:x1="22.5cm" svg:y1="3.3cm" svg:x2="23.8cm" svg:y2="3.3cm">
          <text:p/>
        </draw:line>
        <draw:line draw:style-name="gr8" draw:text-style-name="P1" draw:layer="layout" svg:x1="10.8cm" svg:y1="17cm" svg:x2="5.8cm" svg:y2="17cm">
          <text:p/>
        </draw:line>
        <draw:line draw:style-name="gr6" draw:text-style-name="P1" draw:layer="layout" svg:x1="5.8cm" svg:y1="17cm" svg:x2="5.8cm" svg:y2="14.4cm">
          <text:p/>
        </draw:line>
        <draw:line draw:style-name="gr9" draw:text-style-name="P1" draw:layer="layout" svg:x1="20.2cm" svg:y1="16.85cm" svg:x2="15.2cm" svg:y2="16.85cm">
          <text:p/>
        </draw:line>
        <draw:line draw:style-name="gr7" draw:text-style-name="P1" draw:layer="layout" svg:x1="20.1cm" svg:y1="16.8cm" svg:x2="20.1cm" svg:y2="14.4cm">
          <text:p/>
        </draw:line>
        <draw:frame draw:style-name="gr10" draw:text-style-name="P3" draw:layer="layout" svg:width="11.702cm" svg:height="1.138cm" svg:x="7.196cm" svg:y="0.538cm">
          <draw:text-box>
            <text:p text:style-name="P2"><text:span text:style-name="T2">Open Cycle Gas Turbine Engine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04T11:29:21</meta:creation-date>
    <dc:date>2013-01-19T21:29:55</dc:date>
    <dc:creator>Jeff Gomes</dc:creator>
    <meta:editing-duration>PT22M25S</meta:editing-duration>
    <meta:editing-cycles>3</meta:editing-cycles>
    <meta:generator>LibreOffice/3.5$Linux_X86_64 LibreOffice_project/350m1$Build-2</meta:generator>
    <meta:document-statistic meta:object-count="48"/>
  </office:meta>
</office:document-meta>
</file>